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ate d'édition : </text:span><text:span text:style-name="T1"><text:text-input text:description="&lt;arrow_today_timestamp()&gt;">&lt;arrow_today_timestamp()&gt;</text:text-input></text:span></text:p>
      <text:p text:style-name="Heading"><text:text-input text:description="&lt;if test=&quot;o.inpatient_type_id.code == 'EXT'&quot;&gt;">if inpatient = EXT</text:text-input></text:p>
      <text:p text:style-name="Heading">FICHE LIAISON SOINS EXTERNES</text:p>
      <text:p text:style-name="Heading"><text:text-input text:description="&lt;/if&gt;">endif</text:text-input></text:p>
      <text:p text:style-name="Heading"><text:text-input text:description="&lt;if test=&quot;o.inpatient_type_id.code != 'EXT'&quot;&gt;">if inpatient != EXT</text:text-input></text:p>
      <text:p text:style-name="Heading">FICHE LIAISON CONSULTATION ANESTHÉSIE</text:p>
      <text:p text:style-name="Heading"><text:text-input text:description="&lt;/if&gt;">endif</text:text-input> </text:p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Text"><text:text-input text:description="&lt;if test=&quot;o.inpatient_type_id.code != 'EXT'&quot;&gt;">if inpatient != EXT</text:text-input>NFS, Iono sang, créatininémie, TP, TCA, ECG prescrit. Je lui demande <text:soft-page-break/>de venir avec les résultats. <text:text-input text:description="&lt;/if&gt;">endif</text:text-input> </text:p>
          </table:table-cell>
          <table:covered-table-cell/>
        </table:table-row>
      </table:table>
      <text:p text:style-name="Text"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fo:text-align="center" style:justify-single-word="false" fo:keep-with-next="always"/>
      <style:text-properties style:font-name="Liberation Sans" fo:font-size="12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4-07-10T00:21:55</dc:date>
    <meta:editing-duration>PT6H21M31S</meta:editing-duration>
    <meta:editing-cycles>131</meta:editing-cycles>
    <meta:generator>LibreOffice/3.5$Linux_X86_64 LibreOffice_project/350m1$Build-2</meta:generator>
    <meta:document-statistic meta:table-count="1" meta:image-count="0" meta:object-count="0" meta:page-count="2" meta:paragraph-count="39" meta:word-count="137" meta:character-count="1134" meta:non-whitespace-character-count="1032"/>
  </office:meta>
</office:document-meta>
</file>